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master-page-name="Standard">
      <style:paragraph-properties style:page-number="auto"/>
    </style:style>
    <style:style style:name="T1" style:family="text">
      <style:text-properties fo:font-weight="bold" style:font-weight-asian="bold" style:font-size-complex="12pt" style:font-weight-complex="bold"/>
    </style:style>
    <style:style style:name="T2" style:family="text">
      <style:text-properties officeooo:rsid="0011b2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Microprocessor Take Home Exam</text:span></text:p>
      <text:p text:style-name="Standard"/>
      <text:p text:style-name="Standard">Please note: what we design here is similar to an airplane black-box</text:p>
      <text:p text:style-name="Standard"/>
      <text:p text:style-name="Standard">Real time temperature sensor</text:p>
      <text:p text:style-name="Standard"/>
      <text:p text:style-name="Standard"><text:span text:style-name="T1">Equipment:</text:span></text:p>
      <text:p text:style-name="Standard">PIC processor and related batteries, wires, etc.</text:p>
      <text:p text:style-name="Standard">One Wire Temperature Sensor <text:s/>- <text:s/>https://www.sparkfun.com/products/245</text:p>
      <text:p text:style-name="Standard">Real Time Clock Module <text:s/>- <text:s/><text:a xlink:type="simple" xlink:href="https://www.sparkfun.com/products/99">https://www.sparkfun.com/products/99</text:a></text:p>
      <text:p text:style-name="Standard"/>
      <text:p text:style-name="P1">-No credit will be given for any question that does not show work or calculations</text:p>
      <text:p text:style-name="P1">-I prefer typed solutions but will accept handwritten solutions that are neat. You run the risk that I don<text:span text:style-name="T2">'</text:span>t consider your hand written solution as neat. <text:span text:style-name="T2">S</text:span>afer to type it.</text:p>
      <text:p text:style-name="P1">-You may not consult with any person in completing this assignment</text:p>
      <text:p text:style-name="P1">-Your submitted work MUST contain the following statement:</text:p>
      <text:p text:style-name="Standard"/>
      <text:p text:style-name="Standard">“I have neither given nor received any help from any person in completing this exam.” <text:s/></text:p>
      <text:p text:style-name="Standard"/>
      <text:p text:style-name="Standard">This statement must be followed by your typed name (no nicknames please). Failure to include this statement is an indication that you have received/provided help and violates the terms of the exam.</text:p>
      <text:p text:style-name="Standard"/>
      <text:p text:style-name="Standard">------------------------------------------------------------------</text:p>
      <text:p text:style-name="Standard"/>
      <text:p text:style-name="Standard">We wish to develop a real time temperature data logger (henceforth referred to as “the machine”). Specifically, every 30 minutes, the machine should retrieve the temperature and date/time and store the values in EEPROM. Let us assume we want maximum accuracy from the temperature sensor (12 bit).</text:p>
      <text:p text:style-name="Standard"/>
      <text:p text:style-name="Standard">Question 1) How many bytes will it take to record the time and temperature? We wish to store the temperature and FULL TIME info. Show all calculations (zero points for no calculations).</text:p>
      <text:p text:style-name="Standard"/>
      <text:p text:style-name="Standard">We want our data logger to run until some “catastrophe”. <text:s/>The recorded data should be implemented as a circular queue. The data logger will then only store the last N entries, where N is one less than your answer in question 2 (the remaining entry is a pointer into the queue)</text:p>
      <text:p text:style-name="Standard"/>
      <text:p text:style-name="Standard">Question 2) Using your answer from 1), how many (temp, times) ordered pairs can we store in EEPROM??</text:p>
      <text:p text:style-name="Standard"/>
      <text:p text:style-name="Standard">Question 3) How would you wire you device? You will need to read the documents related to the real time clock and temp sensor. Specifically, how many pins will you need? <text:s/>Justify your answer (no justification = 0 points).</text:p>
      <text:p text:style-name="Standard"/>
      <text:p text:style-name="Standard">Question 4) How would you code this up? You don<text:span text:style-name="T2">'</text:span>t need to provide specific code, but a general overview of the code and a flowchart would be helpful, as would a one or two paragraph description.<text:bookmark text:name="_GoBack"/></text:p>
      <text:p text:style-name="Standard"/>
      <text:p text:style-name="Standard">Question 5) Discuss the pros and cons of the one wire protocol versus I2C protocol. This need not be long and can be done in a 1 page bullet point page. The motivated student will also include a comparison with the SPI protocol.</text:p>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Arial Unicode MS"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Arial Unicode MS"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F"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mbria" style:font-family-generic="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Sverdlik</meta:initial-creator>
    <meta:editing-cycles>4</meta:editing-cycles>
    <meta:creation-date>2014-04-09T15:14:00</meta:creation-date>
    <dc:date>2014-04-15T15:15:01.610167000</dc:date>
    <meta:editing-duration>PT39S</meta:editing-duration>
    <meta:generator>LibreOffice/4.2.1.1$MacOSX_X86_64 LibreOffice_project/d7dbbd7842e6a58b0f521599204e827654e1fb8b</meta:generator>
    <meta:document-statistic meta:table-count="0" meta:image-count="0" meta:object-count="0" meta:page-count="2" meta:paragraph-count="21" meta:word-count="418" meta:character-count="2541" meta:non-whitespace-character-count="2136"/>
    <meta:user-defined meta:name="AppVersion">12.0000</meta:user-defined>
    <meta:user-defined meta:name="Company">EM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